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4.982cm" fo:margin-left="0.009cm" fo:margin-top="0cm" fo:margin-bottom="0cm" table:align="left" style:writing-mode="lr-tb"/>
    </style:style>
    <style:style style:name="Tabela1.A" style:family="table-column">
      <style:table-column-properties style:column-width="14.982cm"/>
    </style:style>
    <style:style style:name="Tabela1.1" style:family="table-row">
      <style:table-row-properties style:min-row-height="1.296cm" fo:keep-together="auto"/>
    </style:style>
    <style:style style:name="Tabela1.A1" style:family="table-cell">
      <style:table-cell-properties fo:padding-left="0.191cm" fo:padding-right="0.191cm" fo:padding-top="0.3cm" fo:padding-bottom="0.199cm" fo:border="0.5pt solid #000000" style:writing-mode="lr-tb"/>
    </style:style>
    <style:style style:name="Tabela2" style:family="table">
      <style:table-properties style:width="14.982cm" fo:margin-left="0.009cm" fo:margin-top="0cm" fo:margin-bottom="0cm" table:align="left" style:writing-mode="lr-tb"/>
    </style:style>
    <style:style style:name="Tabela2.A" style:family="table-column">
      <style:table-column-properties style:column-width="14.982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.3cm" fo:padding-bottom="0.199cm" fo:border="0.5pt solid #000000" style:writing-mode="lr-tb"/>
    </style:style>
    <style:style style:name="Tabela3" style:family="table">
      <style:table-properties style:width="14.982cm" fo:margin-left="0.009cm" fo:margin-top="0cm" fo:margin-bottom="0cm" table:align="left" style:writing-mode="lr-tb"/>
    </style:style>
    <style:style style:name="Tabela3.A" style:family="table-column">
      <style:table-column-properties style:column-width="14.982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.3cm" fo:padding-bottom="0.199cm" fo:border="0.5pt solid #000000" style:writing-mode="lr-tb"/>
    </style:style>
    <style:style style:name="Tabela4" style:family="table">
      <style:table-properties style:width="14.982cm" fo:margin-left="0.009cm" fo:margin-top="0cm" fo:margin-bottom="0cm" table:align="left" style:writing-mode="lr-tb"/>
    </style:style>
    <style:style style:name="Tabela4.A" style:family="table-column">
      <style:table-column-properties style:column-width="14.982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.3cm" fo:padding-bottom="0.199cm" fo:border="0.5pt solid #000000" style:writing-mode="lr-tb"/>
    </style:style>
    <style:style style:name="Tabela5" style:family="table">
      <style:table-properties style:width="14.982cm" fo:margin-left="0.009cm" fo:margin-top="0cm" fo:margin-bottom="0cm" table:align="left" style:writing-mode="lr-tb"/>
    </style:style>
    <style:style style:name="Tabela5.A" style:family="table-column">
      <style:table-column-properties style:column-width="14.982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.3cm" fo:padding-bottom="0.199cm" fo:border="0.5pt solid #000000" style:writing-mode="lr-tb"/>
    </style:style>
    <style:style style:name="P1" style:family="paragraph" style:parent-style-name="Standard">
      <style:paragraph-properties fo:margin-top="0cm" fo:margin-bottom="0.353cm" style:contextual-spacing="false" fo:line-height="115%"/>
      <style:text-properties officeooo:paragraph-rsid="0014157c"/>
    </style:style>
    <style:style style:name="P2" style:family="paragraph" style:parent-style-name="Standard">
      <style:paragraph-properties fo:line-height="150%"/>
      <style:text-properties fo:color="#000000" loext:opacity="100%" style:font-name="Times New Roman" fo:font-size="12pt" fo:font-weight="bold" style:font-size-asian="12pt" style:font-weight-asian="bold" style:font-name-complex="Arial1" style:font-size-complex="12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2pt" officeooo:rsid="0011efbe" style:font-size-asian="12pt" style:font-name-complex="Arial1" style:font-size-complex="12pt"/>
    </style:style>
    <style:style style:name="P4" style:family="paragraph" style:parent-style-name="Standard">
      <style:paragraph-properties fo:line-height="150%"/>
      <style:text-properties fo:color="#000000" loext:opacity="100%" style:font-name="Times New Roman" fo:font-size="12pt" style:font-size-asian="12pt" style:font-size-complex="12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Times New Roman" fo:font-size="12pt" officeooo:paragraph-rsid="0014157c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fo:color="#000000" loext:opacity="100%" style:font-name="Times New Roman" fo:font-size="12pt" fo:language="pt" fo:country="BR" officeooo:rsid="0011b5ef" officeooo:paragraph-rsid="0011b5ef" style:letter-kerning="true" style:font-name-asian="Calibri1" style:font-size-asian="12pt" style:language-asian="en" style:country-asian="US" style:font-name-complex="Arial1" style:font-size-complex="12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fo:color="#000000" loext:opacity="100%" style:font-name="Times New Roman" fo:font-size="12pt" fo:language="pt" fo:country="BR" style:letter-kerning="true" style:font-name-asian="Calibri1" style:font-size-asian="12pt" style:language-asian="en" style:country-asian="US" style:font-name-complex="Arial1" style:font-size-complex="12pt" style:language-complex="ar" style:country-complex="SA"/>
    </style:style>
    <style:style style:name="P8" style:family="paragraph" style:parent-style-name="Text_20_body">
      <style:paragraph-properties fo:margin-top="0cm" fo:margin-bottom="0cm" style:contextual-spacing="false" fo:line-height="150%" fo:text-align="start" style:justify-single-word="false" fo:orphans="2" fo:widows="2"/>
      <style:text-properties fo:color="#000000" loext:opacity="100%" style:font-name="Times New Roman" fo:font-size="12pt" fo:language="pt" fo:country="BR" style:letter-kerning="true" style:font-name-asian="Calibri1" style:font-size-asian="12pt" style:language-asian="en" style:country-asian="US" style:font-name-complex="Arial1" style:font-size-complex="12pt" style:language-complex="ar" style:country-complex="SA"/>
    </style:style>
    <style:style style:name="P9" style:family="paragraph" style:parent-style-name="Text_20_body">
      <style:paragraph-properties fo:margin-top="0cm" fo:margin-bottom="0cm" style:contextual-spacing="false" fo:line-height="150%" fo:text-align="start" style:justify-single-word="false" fo:orphans="2" fo:widows="2"/>
      <style:text-properties fo:color="#000000" loext:opacity="100%" style:font-name="Times New Roman" fo:font-size="12pt" fo:language="pt" fo:country="BR" officeooo:paragraph-rsid="0014157c" style:letter-kerning="true" style:font-name-asian="Calibri1" style:font-size-asian="12pt" style:language-asian="en" style:country-asian="US" style:font-name-complex="Arial1" style:font-size-complex="12pt" style:language-complex="ar" style:country-complex="SA"/>
    </style:style>
    <style:style style:name="P10" style:family="paragraph" style:parent-style-name="Text_20_body">
      <style:paragraph-properties fo:margin-top="0cm" fo:margin-bottom="0cm" style:contextual-spacing="false" fo:line-height="150%" fo:text-align="start" style:justify-single-word="false" fo:orphans="2" fo:widows="2"/>
      <style:text-properties fo:color="#000000" loext:opacity="100%" style:font-name="Times New Roman" fo:font-size="12pt" fo:language="pt" fo:country="BR" officeooo:paragraph-rsid="000bc221" style:letter-kerning="true" style:font-name-asian="Calibri1" style:font-size-asian="12pt" style:language-asian="en" style:country-asian="US" style:font-name-complex="Arial1" style:font-size-complex="12pt" style:language-complex="ar" style:country-complex="SA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</style:style>
    <style:style style:name="P14" style:family="paragraph" style:parent-style-name="Text_20_body">
      <style:paragraph-properties fo:margin-top="0cm" fo:margin-bottom="0cm" style:contextual-spacing="false" fo:line-height="150%" fo:text-align="start" style:justify-single-word="false" fo:orphans="2" fo:widows="2"/>
    </style:style>
    <style:style style:name="P15" style:family="paragraph" style:parent-style-name="Standard">
      <style:paragraph-properties fo:line-height="150%"/>
      <style:text-properties officeooo:paragraph-rsid="0011b5ef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Times New Roman" fo:font-size="12pt" fo:language="pt" fo:country="BR" fo:font-weight="normal" officeooo:paragraph-rsid="0014157c" style:font-size-asian="12pt" style:font-weight-asian="normal" style:font-size-complex="12pt"/>
    </style:style>
    <style:style style:name="P17" style:family="paragraph" style:parent-style-name="Text_20_body" style:list-style-name="L1">
      <style:paragraph-properties fo:margin-top="0cm" fo:margin-bottom="0cm" style:contextual-spacing="false" fo:line-height="150%"/>
      <style:text-properties fo:color="#000000" loext:opacity="100%" style:font-name="Times New Roman" fo:font-size="12pt" style:font-size-asian="12pt" style:font-size-complex="12pt"/>
    </style:style>
    <style:style style:name="P18" style:family="paragraph" style:parent-style-name="Text_20_body" style:list-style-name="L2">
      <style:paragraph-properties fo:line-height="150%"/>
      <style:text-properties fo:color="#000000" loext:opacity="100%" style:font-name="Times New Roman" fo:font-size="12pt" officeooo:paragraph-rsid="0011efbe" style:font-size-asian="12pt" style:font-size-complex="12pt"/>
    </style:style>
    <style:style style:name="P19" style:family="paragraph" style:parent-style-name="Text_20_body" style:list-style-name="L3">
      <style:paragraph-properties fo:margin-top="0cm" fo:margin-bottom="0cm" style:contextual-spacing="false" fo:line-height="150%" fo:text-align="start" style:justify-single-word="false"/>
      <style:text-properties fo:color="#000000" loext:opacity="100%" style:font-name="Times New Roman" fo:font-size="12pt" style:font-size-asian="12pt" style:font-size-complex="12pt"/>
    </style:style>
    <style:style style:name="P20" style:family="paragraph" style:parent-style-name="Text_20_body" style:list-style-name="L4">
      <style:paragraph-properties fo:margin-top="0cm" fo:margin-bottom="0cm" style:contextual-spacing="false" fo:line-height="150%" fo:text-align="start" style:justify-single-word="false"/>
      <style:text-properties fo:color="#000000" loext:opacity="100%" style:font-name="Times New Roman" fo:font-size="12pt" style:font-size-asian="12pt" style:font-size-complex="12pt"/>
    </style:style>
    <style:style style:name="P21" style:family="paragraph" style:parent-style-name="Text_20_body" style:list-style-name="L5">
      <style:paragraph-properties fo:line-height="150%" fo:text-align="start" style:justify-single-word="false"/>
      <style:text-properties fo:color="#000000" loext:opacity="100%" style:font-name="Times New Roman" fo:font-size="12pt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50%" fo:text-align="start" style:justify-single-word="false" fo:orphans="2" fo:widows="2"/>
      <style:text-properties fo:color="#000000" loext:opacity="100%" style:font-name="Times New Roman" fo:font-size="12pt" fo:language="pt" fo:country="BR" fo:font-weight="normal" officeooo:paragraph-rsid="0014157c" style:letter-kerning="true" style:font-name-asian="Calibri1" style:font-size-asian="12pt" style:language-asian="en" style:country-asian="US" style:font-weight-asian="normal" style:font-name-complex="Arial1" style:font-size-complex="12pt" style:language-complex="ar" style:country-complex="SA"/>
    </style:style>
    <style:style style:name="P23" style:family="paragraph" style:parent-style-name="Text_20_body" style:list-style-name="L1">
      <style:paragraph-properties fo:margin-top="0cm" fo:margin-bottom="0cm" style:contextual-spacing="false" fo:line-height="150%"/>
    </style:style>
    <style:style style:name="P24" style:family="paragraph" style:parent-style-name="Text_20_body" style:list-style-name="L1">
      <style:paragraph-properties fo:line-height="150%"/>
    </style:style>
    <style:style style:name="P25" style:family="paragraph" style:parent-style-name="Text_20_body" style:list-style-name="L1">
      <style:paragraph-properties fo:line-height="150%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26" style:family="paragraph" style:parent-style-name="Text_20_body" style:list-style-name="L2">
      <style:paragraph-properties fo:line-height="150%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1efbe" style:font-size-asian="12pt" style:font-size-complex="12pt"/>
    </style:style>
    <style:style style:name="T1" style:family="text">
      <style:text-properties officeooo:rsid="0011b5ef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language="pt" fo:country="BR" fo:font-weight="normal" style:font-weight-asian="normal"/>
    </style:style>
    <style:style style:name="T4" style:family="text">
      <style:text-properties fo:language="pt" fo:country="BR" fo:font-weight="normal" officeooo:rsid="0015937b" style:font-weight-asian="normal"/>
    </style:style>
    <style:style style:name="T5" style:family="text">
      <style:text-properties fo:language="pt" fo:country="BR" fo:font-weight="bold" style:font-weight-asian="bold"/>
    </style:style>
    <style:style style:name="T6" style:family="text">
      <style:text-properties officeooo:rsid="0011efbe"/>
    </style:style>
    <style:style style:name="T7" style:family="text">
      <style:text-properties fo:color="#000000" loext:opacity="100%" style:font-name="Times New Roman" fo:font-size="12pt" fo:font-weight="bold" style:font-size-asian="12pt" style:font-weight-asian="bold" style:font-name-complex="Arial1" style:font-size-complex="12pt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name-complex="Arial1" style:font-weight-complex="bold"/>
    </style:style>
    <style:style style:name="T10" style:family="text">
      <style:text-properties fo:font-weight="normal" style:font-weight-asian="normal"/>
    </style:style>
    <style:style style:name="T11" style:family="text">
      <style:text-properties officeooo:rsid="0015937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DdeLink__163_724489045"/>Plano de testes (modelo simplificado)</text:p>
      <text:p text:style-name="P11"/>
      <text:p text:style-name="P3">Projeto Integrador </text:p>
      <text:p text:style-name="P12"/>
      <text:p text:style-name="P2">Nome do sistema: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6">Sistema Imobiliária</text:p>
          </table:table-cell>
        </table:table-row>
      </table:table>
      <text:p text:style-name="P11"/>
      <text:p text:style-name="P2">Resumo do sistema: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7">O sistema <text:span text:style-name="T1">imobiliária </text:span><text:s/>permite o cadastro, visualização e gerenciamento de informações dos <text:span text:style-name="T6">imoveis</text:span>, incluindo dados pessoais, histórico associados. As funcionalidades principais incluem o cadastro de novos <text:span text:style-name="T1">imóveis </text:span>, a visualização dos dados dos <text:span text:style-name="T6">imoveis</text:span> cadastrados, e a aplicação de filtros para facilitar a busca de informações específicas.</text:p>
            <text:p text:style-name="P13"/>
            <text:p text:style-name="P13"/>
          </table:table-cell>
        </table:table-row>
      </table:table>
      <text:p text:style-name="P11"/>
      <text:p text:style-name="P2">Objetivos do plano de teste: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7">O objetivo deste plano de teste é verificar se todas as funcionalidades da tela de cadastro e visualização de <text:span text:style-name="T6">imoveis</text:span> estão funcionando conforme os requisitos definidos. Serão testados cenários de preenchimento e validação de campos obrigatórios, filtro de busca, e atualização automática de dados. O plano visa identificar possíveis erros e garantir a usabilidade e consistência das funcionalidades do sistema.</text:p>
            <text:p text:style-name="P13"/>
            <text:p text:style-name="P13"/>
          </table:table-cell>
        </table:table-row>
      </table:table>
      <text:p text:style-name="P11"/>
      <text:p text:style-name="P15"/>
      <text:p text:style-name="P4"><text:soft-page-break/><text:span text:style-name="T9">Requisitos de teste (casos de teste):</text:span>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8"><text:s text:c="10"/>Cadastro de novo <text:span text:style-name="T6">imoveis</text:span></text:p>
            <text:list text:style-name="L1">
              <text:list-header>
                <text:p text:style-name="P17">Objetivo: Verificar se o sistema permite o cadastro de um novo <text:span text:style-name="T1">imoveis</text:span> com todos os campos obrigatórios preenchidos.</text:p>
                <text:p text:style-name="P23"/>
                <text:p text:style-name="P25">Requisitos: [RF05], [RN03] - Nome de Usuário e senha devem ser obrigatórios e validados.</text:p>
                <text:p text:style-name="P24"/>
              </text:list-header>
            </text:list>
            <text:list text:style-name="L2">
              <text:list-header>
                <text:p text:style-name="P26">Requisitos: [RF01], [RN01] - Proprietário, endereço, aluguel e valor devem ser obrigatórios e validados.</text:p>
                <text:p text:style-name="P18"><text:line-break/><text:span text:style-name="T2">Requisitos: [RF04], [RN03] - Exibir a lista completa ao remover o filtro.</text:span></text:p>
              </text:list-header>
            </text:list>
            <text:p text:style-name="P8"><text:s text:c="6"/></text:p>
            <text:p text:style-name="P8"/>
            <text:p text:style-name="P8"/>
            <text:p text:style-name="P9"><text:s/><text:span text:style-name="T8">Caso de Teste 1: </text:span><text:span text:style-name="T10">Validação de Campos Obrigatórios no Formulário de Cadastro de Clientes</text:span></text:p>
            <text:p text:style-name="P16">Objetivo: Garantir que os campos obrigatórios do formulário de cadastro de clientes sejam validados corretamente.</text:p>
            <text:p text:style-name="P16">Entradas:</text:p>
            <text:p text:style-name="P16">Nome: (campo vazio)</text:p>
            <text:p text:style-name="P16">Email: (campo vazio)</text:p>
            <text:p text:style-name="P16">Ação: O usuário tenta submeter o formulário de cadastro sem preencher os campos obrigatórios.</text:p>
            <text:p text:style-name="P16">Resultado Esperado:</text:p>
            <text:p text:style-name="P16">Uma mensagem de erro deve ser exibida informando que todos os campos são obrigatórios.</text:p>
            <text:p text:style-name="P16">O formulário não deve ser enviado.</text:p>
            <text:p text:style-name="P1"/>
            <text:p text:style-name="P1"><text:soft-page-break/></text:p>
            <text:p text:style-name="P1"/>
            <text:p text:style-name="P5"><text:span text:style-name="T5">Caso de Teste 2: </text:span><text:span text:style-name="T3">Validação de Formato de </text:span><text:span text:style-name="T4">casa / apto</text:span></text:p>
            <text:p text:style-name="P16">Objetivo: Garantir que o campo de <text:span text:style-name="T11">imoveis</text:span> aceite apenas um formato válido de <text:span text:style-name="T11">casa / apto</text:span>.</text:p>
            <text:p text:style-name="P16">Entradas:</text:p>
            <text:p text:style-name="P16"><text:span text:style-name="T11">imoveis </text:span>: <text:span text:style-name="T11">casa</text:span></text:p>
            <text:p text:style-name="P16"><text:span text:style-name="T11">campo </text:span>: <text:span text:style-name="T11">carro</text:span> (formato inválido)</text:p>
            <text:p text:style-name="P16">Ação: O usuário preenche o nome e o <text:span text:style-name="T11">carro</text:span> com formato inválido e tenta submeter o formulário.</text:p>
            <text:p text:style-name="P16">Resultado Esperado:</text:p>
            <text:p text:style-name="P16">Uma mensagem de erro deve ser exibida informando que o <text:span text:style-name="T11">carro</text:span> inserido não é válido.</text:p>
            <text:p text:style-name="P16">O formulário não deve ser enviado.</text:p>
            <text:p text:style-name="P1"/>
            <text:p text:style-name="P5"><text:span text:style-name="T5">Caso de Teste 3: </text:span><text:span text:style-name="T3">Navegação entre Páginas</text:span></text:p>
            <text:p text:style-name="P16">Objetivo: Verificar se a navegação entre as páginas (index.html e clientes.html) funciona corretamente.</text:p>
            <text:p text:style-name="P16">Entradas:</text:p>
            <text:p text:style-name="P16">Usuário acessa a página inicial (index.html).</text:p>
            <text:p text:style-name="P16">O usuário clica no link para a página de clientes (clientes.html).</text:p>
            <text:p text:style-name="P16">Ação: O usuário clica no link para navegar entre as páginas.</text:p>
            <text:p text:style-name="P16">Resultado Esperado:</text:p>
            <text:p text:style-name="P16">O usuário deve ser redirecionado para a página clientes.html corretamente.</text:p>
            <text:p text:style-name="P1"/>
            <text:p text:style-name="P1"/>
            <text:p text:style-name="P1"/>
            <text:p text:style-name="P1"><text:soft-page-break/></text:p>
            <text:p text:style-name="P5"><text:span text:style-name="T5">Caso de Teste 4: </text:span><text:span text:style-name="T3">Estilização da Página Inicial</text:span></text:p>
            <text:p text:style-name="P16">Objetivo: Verificar se a estilização da página inicial (index.html) está sendo aplicada corretamente.</text:p>
            <text:p text:style-name="P16">Entradas:</text:p>
            <text:p text:style-name="P16">A página inicial (index.html) está carregada.</text:p>
            <text:p text:style-name="P16">Ação: O usuário acessa a página inicial.</text:p>
            <text:p text:style-name="P16">Resultado Esperado:</text:p>
            <text:p text:style-name="P16">O cabeçalho, navegação, conteúdo principal e rodapé devem estar com as cores, fontes e espaçamentos definidos no arquivo style.css.</text:p>
            <text:p text:style-name="P22">O layout deve ser responsivo e adequado para diferentes tamanhos de tela.</text:p>
            <text:p text:style-name="P8"><text:s/></text:p>
            <text:p text:style-name="P14"/>
            <text:p text:style-name="P14"/>
            <text:p text:style-name="P14"/>
            <text:p text:style-name="P14"/>
            <text:p text:style-name="P13"/>
          </table:table-cell>
        </table:table-row>
      </table:table>
      <text:p text:style-name="P11"><text:span text:style-name="T7"/></text:p>
      <text:p text:style-name="P2">Estratégias de teste: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0"><text:s text:c="10"/>Testes manuais para verificar a funcionalidade principal de cadastro e </text:p>
            <text:p text:style-name="P10"><text:s text:c="11"/>visualização.</text:p>
            <text:list text:style-name="L3">
              <text:list-header>
                <text:p text:style-name="P19">Testes de validação para campos obrigatórios e formatados (nome, telefone, etc.), incluindo mensagens de erro ao encontrar dados incorretos.</text:p>
              </text:list-header>
            </text:list>
            <text:list text:style-name="L4">
              <text:list-header>
                <text:p text:style-name="P20">Testes de interface para assegurar que as telas de cadastro e visualização apresentam todos os campos e dados necessários.</text:p>
              </text:list-header>
            </text:list>
            <text:list text:style-name="L5">
              <text:list-header>
                <text:p text:style-name="P21">Testes de regressão após cada ajuste no sistema para garantir que as funcionalidades existentes continuem funcionando conforme esperado</text:p>
              </text:list-header>
            </text:list>
            <text:p text:style-name="P13"/>
            <text:p text:style-name="P13"/>
          </table:table-cell>
        </table:table-row>
      </table:table>
      <text:p text:style-name="Standard"><text:bookmark-end text:name="__DdeLink__163_724489045"/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tru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tru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ltron Simões Vanderlei</meta:initial-creator>
    <meta:editing-cycles>10</meta:editing-cycles>
    <meta:creation-date>2023-03-14T12:42:00</meta:creation-date>
    <dc:date>2025-02-20T12:46:46.992939037</dc:date>
    <meta:editing-duration>P2DT21M34S</meta:editing-duration>
    <meta:generator>LibreOffice/24.2.7.2$Linux_X86_64 LibreOffice_project/420$Build-2</meta:generator>
    <meta:document-statistic meta:table-count="5" meta:image-count="0" meta:object-count="0" meta:page-count="5" meta:paragraph-count="58" meta:word-count="551" meta:character-count="3667" meta:non-whitespace-character-count="3136"/>
    <meta:user-defined meta:name="AppVersion">16.0000</meta:user-defined>
    <meta:user-defined meta:name="ContentTypeId">0x010100393332CEE5C5294F9D2C3CF7CCDACBE5</meta:user-defined>
    <meta:template xlink:type="simple" xlink:actuate="onRequest" xlink:title="Normal" xlink:href=""/>
  </office:meta>
</office:document-meta>
</file>